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06c" officeooo:paragraph-rsid="0003906c"/>
    </style:style>
    <style:style style:name="P2" style:family="paragraph" style:parent-style-name="Standard">
      <style:text-properties officeooo:rsid="0007201a" officeooo:paragraph-rsid="0007201a"/>
    </style:style>
    <style:style style:name="P3" style:family="paragraph" style:parent-style-name="Standard">
      <style:text-properties officeooo:rsid="0007201a" officeooo:paragraph-rsid="00082415"/>
    </style:style>
    <style:style style:name="P4" style:family="paragraph" style:parent-style-name="Standard">
      <style:text-properties officeooo:rsid="00085e5d" officeooo:paragraph-rsid="00085e5d"/>
    </style:style>
    <style:style style:name="P5" style:family="paragraph" style:parent-style-name="Standard">
      <style:text-properties officeooo:rsid="0009c863" officeooo:paragraph-rsid="0009c863"/>
    </style:style>
    <style:style style:name="P6" style:family="paragraph" style:parent-style-name="Standard">
      <style:text-properties officeooo:rsid="000b7234" officeooo:paragraph-rsid="000b7234"/>
    </style:style>
    <style:style style:name="P7" style:family="paragraph" style:parent-style-name="Standard">
      <style:text-properties officeooo:rsid="000b7be9" officeooo:paragraph-rsid="000b7be9"/>
    </style:style>
    <style:style style:name="P8" style:family="paragraph" style:parent-style-name="Standard">
      <style:text-properties officeooo:rsid="000b7be9" officeooo:paragraph-rsid="000c608e"/>
    </style:style>
    <style:style style:name="P9" style:family="paragraph" style:parent-style-name="Standard">
      <style:text-properties officeooo:rsid="000c608e" officeooo:paragraph-rsid="000c608e"/>
    </style:style>
    <style:style style:name="P10" style:family="paragraph" style:parent-style-name="Standard">
      <style:text-properties officeooo:rsid="000cd9c0" officeooo:paragraph-rsid="000cd9c0"/>
    </style:style>
    <style:style style:name="P11" style:family="paragraph" style:parent-style-name="Standard">
      <style:text-properties officeooo:rsid="000e3191" officeooo:paragraph-rsid="000e3191"/>
    </style:style>
    <style:style style:name="P12" style:family="paragraph" style:parent-style-name="Standard">
      <style:text-properties officeooo:rsid="000fe760" officeooo:paragraph-rsid="000fe760"/>
    </style:style>
    <style:style style:name="P13" style:family="paragraph" style:parent-style-name="Standard">
      <style:text-properties officeooo:rsid="00105100" officeooo:paragraph-rsid="00105100"/>
    </style:style>
    <style:style style:name="P14" style:family="paragraph" style:parent-style-name="Standard">
      <style:text-properties officeooo:rsid="00117721" officeooo:paragraph-rsid="00117721"/>
    </style:style>
    <style:style style:name="P15" style:family="paragraph" style:parent-style-name="Standard">
      <style:text-properties officeooo:rsid="0013651e" officeooo:paragraph-rsid="0013651e"/>
    </style:style>
    <style:style style:name="P16" style:family="paragraph" style:parent-style-name="Standard">
      <style:text-properties officeooo:rsid="00171fc9" officeooo:paragraph-rsid="00171fc9"/>
    </style:style>
    <style:style style:name="P17" style:family="paragraph" style:parent-style-name="Standard">
      <style:text-properties officeooo:rsid="00183274" officeooo:paragraph-rsid="00183274"/>
    </style:style>
    <style:style style:name="P18" style:family="paragraph" style:parent-style-name="Standard">
      <style:text-properties officeooo:rsid="001a0b04" officeooo:paragraph-rsid="001a0b04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officeooo:rsid="001a0b04" officeooo:paragraph-rsid="001a0b04"/>
    </style:style>
    <style:style style:name="P20" style:family="paragraph" style:parent-style-name="Standard">
      <style:text-properties officeooo:rsid="001a32b8" officeooo:paragraph-rsid="001a32b8"/>
    </style:style>
    <style:style style:name="P21" style:family="paragraph" style:parent-style-name="Standard">
      <style:text-properties fo:font-weight="normal" officeooo:rsid="001a32b8" officeooo:paragraph-rsid="001a32b8" style:font-weight-asian="normal" style:font-weight-complex="normal"/>
    </style:style>
    <style:style style:name="P22" style:family="paragraph" style:parent-style-name="Standard">
      <style:text-properties fo:font-weight="normal" officeooo:rsid="001d186c" officeooo:paragraph-rsid="001d186c" style:font-weight-asian="normal" style:font-weight-complex="normal"/>
    </style:style>
    <style:style style:name="P23" style:family="paragraph" style:parent-style-name="Standard">
      <style:text-properties fo:font-weight="normal" officeooo:rsid="001d4ea8" officeooo:paragraph-rsid="001d4ea8" style:font-weight-asian="normal" style:font-weight-complex="normal"/>
    </style:style>
    <style:style style:name="P24" style:family="paragraph" style:parent-style-name="Standard">
      <style:text-properties fo:font-weight="normal" officeooo:rsid="001e557b" officeooo:paragraph-rsid="001e557b" style:font-weight-asian="normal" style:font-weight-complex="normal"/>
    </style:style>
    <style:style style:name="P25" style:family="paragraph" style:parent-style-name="Standard">
      <style:text-properties fo:font-weight="normal" officeooo:rsid="001f4e97" officeooo:paragraph-rsid="001f4e97" style:font-weight-asian="normal" style:font-weight-complex="normal"/>
    </style:style>
    <style:style style:name="P26" style:family="paragraph" style:parent-style-name="Standard">
      <style:text-properties fo:font-weight="normal" officeooo:rsid="001fa9a4" officeooo:paragraph-rsid="001fa9a4" style:font-weight-asian="normal" style:font-weight-complex="normal"/>
    </style:style>
    <style:style style:name="P27" style:family="paragraph" style:parent-style-name="Standard">
      <style:text-properties fo:font-weight="normal" officeooo:rsid="0021e9f2" officeooo:paragraph-rsid="0021e9f2" style:font-weight-asian="normal" style:font-weight-complex="normal"/>
    </style:style>
    <style:style style:name="P28" style:family="paragraph" style:parent-style-name="Standard">
      <style:text-properties fo:font-weight="normal" officeooo:rsid="0022830f" officeooo:paragraph-rsid="0022830f" style:font-weight-asian="normal" style:font-weight-complex="normal"/>
    </style:style>
    <style:style style:name="P29" style:family="paragraph" style:parent-style-name="Standard">
      <style:text-properties fo:font-weight="normal" officeooo:rsid="001e557b" officeooo:paragraph-rsid="001e557b" fo:background-color="#999999" style:font-weight-asian="normal" style:font-weight-complex="normal"/>
    </style:style>
    <style:style style:name="P30" style:family="paragraph" style:parent-style-name="Standard">
      <style:text-properties fo:font-weight="normal" officeooo:rsid="001f4e97" officeooo:paragraph-rsid="001f4e97" fo:background-color="#999999" style:font-weight-asian="normal" style:font-weight-complex="normal"/>
    </style:style>
    <style:style style:name="P31" style:family="paragraph" style:parent-style-name="Standard">
      <style:text-properties fo:font-weight="normal" officeooo:rsid="0021e9f2" officeooo:paragraph-rsid="0021e9f2" fo:background-color="#999999" style:font-weight-asian="normal" style:font-weight-complex="normal"/>
    </style:style>
    <style:style style:name="P32" style:family="paragraph" style:parent-style-name="Standard">
      <style:text-properties officeooo:rsid="001b5938" officeooo:paragraph-rsid="001b5938"/>
    </style:style>
    <style:style style:name="P33" style:family="paragraph" style:parent-style-name="Standard">
      <style:text-properties officeooo:rsid="001bb355" officeooo:paragraph-rsid="001bb355"/>
    </style:style>
    <style:style style:name="P34" style:family="paragraph" style:parent-style-name="Standard">
      <style:text-properties officeooo:rsid="001d186c" officeooo:paragraph-rsid="001d186c"/>
    </style:style>
    <style:style style:name="P35" style:family="paragraph" style:parent-style-name="Standard">
      <style:text-properties officeooo:rsid="001e557b" officeooo:paragraph-rsid="001e557b"/>
    </style:style>
    <style:style style:name="P36" style:family="paragraph" style:parent-style-name="Standard">
      <style:text-properties officeooo:rsid="00209681" officeooo:paragraph-rsid="00209681"/>
    </style:style>
    <style:style style:name="P37" style:family="paragraph" style:parent-style-name="Standard">
      <style:text-properties style:text-underline-style="solid" style:text-underline-width="auto" style:text-underline-color="font-color" officeooo:rsid="0022830f" officeooo:paragraph-rsid="0022830f"/>
    </style:style>
    <style:style style:name="P38" style:family="paragraph" style:parent-style-name="Standard">
      <style:text-properties style:text-underline-style="none" officeooo:rsid="0022830f" officeooo:paragraph-rsid="0022830f"/>
    </style:style>
    <style:style style:name="P39" style:family="paragraph" style:parent-style-name="Standard">
      <style:text-properties officeooo:rsid="00257333" officeooo:paragraph-rsid="00257333"/>
    </style:style>
    <style:style style:name="P40" style:family="paragraph" style:parent-style-name="Standard">
      <style:text-properties officeooo:rsid="0003906c" officeooo:paragraph-rsid="0003906c" fo:background-color="#999999"/>
    </style:style>
    <style:style style:name="P41" style:family="paragraph" style:parent-style-name="Standard">
      <style:text-properties officeooo:rsid="00082415" officeooo:paragraph-rsid="00082415" fo:background-color="#999999"/>
    </style:style>
    <style:style style:name="P42" style:family="paragraph" style:parent-style-name="Standard">
      <style:text-properties officeooo:rsid="00085e5d" officeooo:paragraph-rsid="00085e5d" fo:background-color="#999999"/>
    </style:style>
    <style:style style:name="P43" style:family="paragraph" style:parent-style-name="Standard">
      <style:text-properties officeooo:rsid="0009c863" officeooo:paragraph-rsid="0009c863" fo:background-color="#999999"/>
    </style:style>
    <style:style style:name="P44" style:family="paragraph" style:parent-style-name="Standard">
      <style:text-properties officeooo:rsid="00171fc9" officeooo:paragraph-rsid="00171fc9" fo:background-color="#999999"/>
    </style:style>
    <style:style style:name="P45" style:family="paragraph" style:parent-style-name="Standard">
      <style:text-properties officeooo:rsid="000b7234" officeooo:paragraph-rsid="000b7234" fo:background-color="#999999"/>
    </style:style>
    <style:style style:name="P46" style:family="paragraph" style:parent-style-name="Standard">
      <style:text-properties officeooo:rsid="000e2d24" officeooo:paragraph-rsid="000e2d24" fo:background-color="#999999"/>
    </style:style>
    <style:style style:name="P47" style:family="paragraph" style:parent-style-name="Standard">
      <style:text-properties officeooo:rsid="0023cc7b" officeooo:paragraph-rsid="0023cc7b" fo:background-color="#999999"/>
    </style:style>
    <style:style style:name="P48" style:family="paragraph" style:parent-style-name="Standard">
      <style:text-properties officeooo:rsid="001a0b04" officeooo:paragraph-rsid="001a0b04" fo:background-color="#999999"/>
    </style:style>
    <style:style style:name="P49" style:family="paragraph" style:parent-style-name="Standard">
      <style:text-properties officeooo:rsid="001a32b8" officeooo:paragraph-rsid="001a32b8" fo:background-color="#999999"/>
    </style:style>
    <style:style style:name="P50" style:family="paragraph" style:parent-style-name="Standard">
      <style:text-properties officeooo:rsid="001b5938" officeooo:paragraph-rsid="001b5938" fo:background-color="#999999"/>
    </style:style>
    <style:style style:name="P51" style:family="paragraph" style:parent-style-name="Standard">
      <style:text-properties officeooo:rsid="001bb355" officeooo:paragraph-rsid="001bb355" fo:background-color="#999999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527a3"/>
    </style:style>
    <style:style style:name="T3" style:family="text">
      <style:text-properties officeooo:rsid="0018327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186c" style:font-weight-asian="bold" style:font-weight-complex="bold"/>
    </style:style>
    <style:style style:name="T6" style:family="text">
      <style:text-properties officeooo:rsid="001d186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09681"/>
    </style:style>
    <style:style style:name="T9" style:family="text">
      <style:text-properties fo:background-color="#999999" loext:char-shading-value="0"/>
    </style:style>
    <style:style style:name="T10" style:family="text">
      <style:text-properties fo:background-color="#999999" loext:char-shading-value="0"/>
    </style:style>
    <style:style style:name="T11" style:family="text">
      <style:text-properties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VIM TUTOR COMMANDS</text:p>
      <text:p text:style-name="P1"/>
      <text:p text:style-name="P41">CURSOR MOVING COMMANDS</text:p>
      <text:p text:style-name="P2">h → leftwards</text:p>
      <text:p text:style-name="P2">k → upwards</text:p>
      <text:p text:style-name="P2">l → rightwards</text:p>
      <text:p text:style-name="P3">j → downwards</text:p>
      <text:p text:style-name="P3"/>
      <text:p text:style-name="P42">EXITING COMMANDS</text:p>
      <text:p text:style-name="P4">:q! → exits the editors discarding any chnages you’ve made</text:p>
      <text:p text:style-name="P4">:wq → save and exit</text:p>
      <text:p text:style-name="P4"/>
      <text:p text:style-name="P43">DELETING COMMANDS</text:p>
      <text:p text:style-name="P5">x → to delete character under the cursor</text:p>
      <text:p text:style-name="P7">dw→ to delete a word</text:p>
      <text:p text:style-name="P8">d$ → to delete to the end of the line.</text:p>
      <text:p text:style-name="P9">de → end of the current word</text:p>
      <text:p text:style-name="P14">dd → delete the whole line</text:p>
      <text:p text:style-name="P14"/>
      <text:p text:style-name="P10">From the above we figure out the ON OPERATORS and the Motions.</text:p>
      <text:p text:style-name="P10">Therefore, d in the above commands is the <text:span text:style-name="T1">operator</text:span> while (w,$,e), these are </text:p>
      <text:p text:style-name="P10">the <text:span text:style-name="T1">motions</text:span>.</text:p>
      <text:p text:style-name="P10"/>
      <text:p text:style-name="P15">…………..using count to <text:span text:style-name="T1">delete </text:span>more</text:p>
      <text:p text:style-name="P12"><text:span text:style-name="T1">Format:</text:span> delete number motion </text:p>
      <text:p text:style-name="P13">eg d4w → delete 4 words from where the cursor is pointing atm.</text:p>
      <text:p text:style-name="P12"><text:s text:c="5"/><text:span text:style-name="T2">2dd → delete 2 lines from the cursor</text:span></text:p>
      <text:p text:style-name="P12"/>
      <text:p text:style-name="P44">UNDO <text:span text:style-name="T3">AND REDO </text:span>COMMAND</text:p>
      <text:p text:style-name="P16">u→ used to undo stuffs</text:p>
      <text:p text:style-name="P17">U → bring back stuffs to their original state</text:p>
      <text:p text:style-name="P17">CTRL -R → redo command</text:p>
      <text:p text:style-name="P5"/>
      <text:p text:style-name="P45">TEXT EDITING </text:p>
      <text:p text:style-name="P6">i → writing texts into the file</text:p>
      <text:p text:style-name="P7">A → append texts – move to the end of the line</text:p>
      <text:p text:style-name="P7"/>
      <text:p text:style-name="P46">USING COUNT FOR <text:s/>A MOTION</text:p>
      <text:p text:style-name="P11">2w →move the cursor two words forward</text:p>
      <text:p text:style-name="P11">3e → move the cursor to the end of the third word forward</text:p>
      <text:p text:style-name="P11">0 → to move the cursor to the start of the line</text:p>
      <text:p text:style-name="P11"/>
      <text:p text:style-name="P47">COPY AND PASTE</text:p>
      <text:p text:style-name="P39">y → copy text (y means yank)</text:p>
      <text:p text:style-name="P39">p → paste it</text:p>
      <text:p text:style-name="P11"/>
      <text:p text:style-name="P48">THE <text:span text:style-name="T8">SELECT AND </text:span>PUT/PASTE COMMAND</text:p>
      <text:p text:style-name="P36">v- used to select a character</text:p>
      <text:p text:style-name="P36">V- used to select a whole line.</text:p>
      <text:p text:style-name="P18">p → put/paste the stuffs after deletion</text:p>
      <text:p text:style-name="P18">eg dd a line and take it where it is supposed to be put or pasted</text:p>
      <text:p text:style-name="P18"/>
      <text:p text:style-name="P18"><text:soft-page-break/></text:p>
      <text:p text:style-name="P18"/>
      <text:p text:style-name="P18"/>
      <text:p text:style-name="P19"/>
      <text:p text:style-name="P49">THE REPLACE COMMAND</text:p>
      <text:p text:style-name="P20">r → type r on the character to be replaced,</text:p>
      <text:p text:style-name="P20"><text:s text:c="7"/>then type the right character that should be there.</text:p>
      <text:p text:style-name="P37">Another way to replace is:</text:p>
      <text:p text:style-name="P38">Go to the word to be replaced type capital <text:span text:style-name="T4">R </text:span><text:span text:style-name="T7">and replace the word, then press escape button.</text:span></text:p>
      <text:p text:style-name="P20"/>
      <text:p text:style-name="P20"/>
      <text:p text:style-name="P20"/>
      <text:p text:style-name="P49">THE CHANGE OPERATOR</text:p>
      <text:p text:style-name="P20">eg lunw instead of line</text:p>
      <text:p text:style-name="P20">- put your cursor on u and type <text:span text:style-name="T4">ce </text:span>followed by <text:span text:style-name="T4">(ine).</text:span></text:p>
      <text:p text:style-name="P21">After typing ce, you will automatically get into the insert mode.</text:p>
      <text:p text:style-name="P20"><text:s/></text:p>
      <text:p text:style-name="P32"><text:span text:style-name="T1">Format: </text:span>c number motion</text:p>
      <text:p text:style-name="P32">motions: w- word <text:s/>and $ -end of line</text:p>
      <text:p text:style-name="P32"/>
      <text:p text:style-name="P50">CURSOR LOCATION AND FILE STATUS</text:p>
      <text:p text:style-name="P32">CTRL -G → show current location in the file and file status</text:p>
      <text:p text:style-name="P32">G→ move to the bottom of the file</text:p>
      <text:p text:style-name="P32">gg → move to the start of the file</text:p>
      <text:p text:style-name="P32">number g → takes you to the number line</text:p>
      <text:p text:style-name="P32"/>
      <text:p text:style-name="P51">SEARCH COMMAND</text:p>
      <text:p text:style-name="P33"><text:span text:style-name="T6">1.</text:span><text:span text:style-name="T4">/ </text:span><text:span text:style-name="T6">followed by the word/char to be searched → press </text:span><text:span text:style-name="T5">ENTER</text:span></text:p>
      <text:p text:style-name="P34">2. for moving into the same searched word in the file type <text:span text:style-name="T4">n</text:span></text:p>
      <text:p text:style-name="P22">3. to search for the ame word in the opposite direction press <text:span text:style-name="T4">N</text:span></text:p>
      <text:p text:style-name="P23"><text:span text:style-name="T4">CTRL – o </text:span>to go back to start.</text:p>
      <text:p text:style-name="P23"/>
      <text:p text:style-name="P29">MATCHING PARENTHESES SEARCH</text:p>
      <text:p text:style-name="P24">{} or () or []</text:p>
      <text:p text:style-name="P35"><text:span text:style-name="T7">put the cursor on the first opening bracket and then press (</text:span><text:span text:style-name="T4">shift%</text:span><text:span text:style-name="T7">) it will take you to the corresponding closing bracket.</text:span></text:p>
      <text:p text:style-name="P24"/>
      <text:p text:style-name="P30">THE SUBSTITUTE COMMAND</text:p>
      <text:p text:style-name="P25">:s/old/new/g → to substitute ‘new’ for ‘old’</text:p>
      <text:p text:style-name="P26">eg </text:p>
      <text:p text:style-name="P26">:s/thee/the → will only change the first occurrence of “thee” in the line</text:p>
      <text:p text:style-name="P26">:s/thee/the/g → addin g flag change all occurrence of “thee”</text:p>
      <text:p text:style-name="P26"/>
      <text:p text:style-name="P31">THE OPEN COMMAND</text:p>
      <text:p text:style-name="P27">o → press o to open <text:s/>a new line in the file in the insert mode</text:p>
      <text:p text:style-name="P27"/>
      <text:p text:style-name="P28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1:48:42.703020055</meta:creation-date>
    <dc:date>2017-04-20T13:41:37.162587226</dc:date>
    <meta:editing-duration>PT1H31M59S</meta:editing-duration>
    <meta:editing-cycles>35</meta:editing-cycles>
    <meta:generator>LibreOffice/5.1.6.2$Linux_X86_64 LibreOffice_project/10m0$Build-2</meta:generator>
    <meta:document-statistic meta:table-count="0" meta:image-count="0" meta:object-count="0" meta:page-count="2" meta:paragraph-count="73" meta:word-count="524" meta:character-count="2604" meta:non-whitespace-character-count="2130"/>
  </office:meta>
</office:document-meta>
</file>